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08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675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8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false" fo:min-height="0.5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1.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fo:min-height="0.5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fo:min-height="0.2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fo:min-height="0.89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1" office:value-type="string">
            <text:p>Final Mark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formula="oooc:=homework_totals" office:value-type="float" office:value="33.2916666666667">
            <text:p>33</text:p>
          </table:table-cell>
          <table:table-cell table:formula="oooc:=9+7+10+5+7" office:value-type="float" office:value="38">
            <text:p>38</text:p>
          </table:table-cell>
          <table:table-cell office:value-type="float" office:value="10">
            <office:annotation draw:style-name="gr1" draw:text-style-name="P2" svg:width="1.1413in" svg:height="0.3902in" svg:x="6.6024in" svg:y="0.0004in" draw:caption-point-x="-6.6024in" draw:caption-point-y="-0.000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2]+[.F2]+[.G2]" office:value-type="float" office:value="81.2916666666667">
            <text:p>81</text:p>
          </table:table-cell>
          <table:table-cell/>
        </table:table-row>
        <table:table-row table:style-name="ro2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table:style-name="Default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1.1413in" svg:height="0.3902in" svg:x="6.6024in" svg:y="0.4094in" draw:caption-point-x="-6.6024in" draw:caption-point-y="-0.409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6]+[.F6]+[.G6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0.752in" draw:caption-point-x="-6.6024in" draw:caption-point-y="-0.752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8]+[.F8]+[.G8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office:value-type="date" office:date-value="2007-05-29">
            <text:p>29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1.2618in" draw:caption-point-x="-6.6024in" draw:caption-point-y="-1.2618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1]+[.F11]+[.G11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formula="oooc:=homework_totals" office:value-type="float" office:value="21.25">
            <text:p>21</text:p>
          </table:table-cell>
          <table:table-cell table:formula="oooc:=7+6+3+6+5" office:value-type="float" office:value="27">
            <text:p>27</text:p>
          </table:table-cell>
          <table:table-cell/>
          <table:table-cell table:formula="oooc:=[.E12]+[.F12]+[.G12]" office:value-type="float" office:value="48.25">
            <text:p>48</text:p>
          </table:table-cell>
          <table:table-cell/>
        </table:table-row>
        <table:table-row table:style-name="ro2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formula="oooc:=homework_totals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ooc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table:style-name="Default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6-03">
            <text:p>03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2.4413in" draw:caption-point-x="-6.6024in" draw:caption-point-y="-2.4413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8]+[.F18]+[.G18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formula="oooc:=7+2+3+5+8" office:value-type="float" office:value="25">
            <text:p>25</text:p>
          </table:table-cell>
          <table:table-cell/>
          <table:table-cell table:formula="oooc:=[.E19]+[.F19]+[.G19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3.1185in" draw:caption-point-x="-6.6024in" draw:caption-point-y="-3.1185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22]+[.F22]+[.G22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2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3.6287in" draw:caption-point-x="-6.6024in" draw:caption-point-y="-3.6287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25]+[.F25]+[.G25]" office:value-type="float" office:value="5">
            <text:p>5</text:p>
          </table:table-cell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 office:value-type="percentage" office:value="0.85">
            <office:annotation draw:style-name="gr2" draw:text-style-name="P2" svg:width="3.2996in" svg:height="1.0374in" svg:x="2.9992in" svg:y="0.2516in" draw:caption-point-x="-2.9992in" draw:caption-point-y="-0.2516in">
              <dc:date>2007-05-28T00:00:00</dc:date>
              <text:p text:style-name="P1"><text:span text:style-name="T1">No interactive input from keyboard</text:span></text:p>
              <text:p text:style-name="P1"><text:span text:style-name="T1">Console output not user-friendly enough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Displays weird logs (WARNING: unable to parse)</text:span></text:p>
            </office:annotation>
            <text:p>85%</text:p>
          </table:table-cell>
          <table:table-cell office:value-type="float" office:value="8">
            <office:annotation draw:style-name="gr4" draw:text-style-name="P2" svg:width="3.3303in" svg:height="0.8567in" svg:x="3.8579in" svg:y="0.3984in" draw:caption-point-x="-3.8579in" draw:caption-point-y="-0.3984in">
              <dc:date>2007-05-28T00:00:00</dc:date>
              <text:p text:style-name="P1"><text:span text:style-name="T1">Competitor – Comparable, extends EnumMap</text:span></text:p>
              <text:p text:style-name="P1"><text:span text:style-name="T1">Additionally stores results as Strings</text:span></text:p>
              <text:p text:style-name="P1"><text:span text:style-name="T1">Locale and encoding should not be part of the model</text:span></text:p>
              <text:p text:style-name="P1"><text:span text:style-name="T1">Date is better for storing of dates than Calendar</text:span></text:p>
              <text:p text:style-name="P1"><text:span text:style-name="T1">Superfluous constructors and getters</text:span></text:p>
            </office:annotation>
            <text:p>8</text:p>
          </table:table-cell>
          <table:table-cell office:value-type="float" office:value="5">
            <office:annotation draw:style-name="gr5" draw:text-style-name="P2" svg:width="6.3921in" svg:height="1.4567in" svg:x="4.8299in" svg:y="0.4087in" draw:caption-point-x="-4.8299in" draw:caption-point-y="-0.4087in">
              <dc:date>2007-05-28T00:00:00</dc:date>
              <text:p text:style-name="P1"><text:span text:style-name="T1">Too much logic in the Main class – not object-oriented, nor reusable code (uses static fields)</text:span></text:p>
              <text:p text:style-name="P1"><text:span text:style-name="T1">Code duplication in DecathlonEvent</text:span></text:p>
              <text:p text:style-name="P1"><text:span text:style-name="T1">Date format and encoding is hardcoded in too many places</text:span></text:p>
              <text:p text:style-name="P1"><text:span text:style-name="T1">“</text:span><text:span text:style-name="T1">functional members” in Main are pre-created without reasons</text:span></text:p>
              <text:p text:style-name="P1"><text:span text:style-name="T1">PriorityQueue is used directly everywhere (not Collection or Queue)</text:span></text:p>
              <text:p text:style-name="P1"><text:span text:style-name="T1">Too many return paths from methods (overuse of return)</text:span></text:p>
              <text:p text:style-name="P1"><text:span text:style-name="T1">Common reader interfaces exists, but useless</text:span></text:p>
              <text:p text:style-name="P1"><text:span text:style-name="T1">Initialization and usage of concrete readers in writers hardcoded in Main class</text:span></text:p>
            </office:annotation>
            <text:p>5</text:p>
          </table:table-cell>
          <table:table-cell office:value-type="float" office:value="9">
            <office:annotation draw:style-name="gr7" draw:text-style-name="P2" svg:width="2.3787in" svg:height="0.8697in" svg:x="5.7197in" svg:y="0.3461in" draw:caption-point-x="-5.7197in" draw:caption-point-y="-0.3461in">
              <dc:date>2007-05-28T00:00:00</dc:date>
              <text:p text:style-name="P1"><text:span text:style-name="T1">Locales are not for hardcoding</text:span></text:p>
              <text:p text:style-name="P1"><text:span text:style-name="T1">PriorityQueue, EnumMap, Arrays</text:span></text:p>
              <text:p text:style-name="P1"><text:span text:style-name="T1">Enum</text:span></text:p>
              <text:p text:style-name="P1"><text:span text:style-name="T1">Logging</text:span></text:p>
            </office:annotation>
            <text:p>9</text:p>
          </table:table-cell>
          <table:table-cell office:value-type="float" office:value="8">
            <office:annotation draw:style-name="gr9" draw:text-style-name="P2" svg:width="2.4307in" svg:height="1.2047in" svg:x="6.5157in" svg:y="0.4193in" draw:caption-point-x="-6.5157in" draw:caption-point-y="-0.4193in">
              <dc:date>2007-05-28T00:00:00</dc:date>
              <text:p text:style-name="P1"><text:span text:style-name="T1">Logging generally is not suitable for arguments validation</text:span></text:p>
              <text:p text:style-name="P1"><text:span text:style-name="T1">No clear separation of code and error handling</text:span></text:p>
              <text:p text:style-name="P1"><text:span text:style-name="T1">Too many similar catch blocks in DecathlonResultXmlWriter</text:span></text:p>
              <text:p text:style-name="P2"><text:span text:style-name="T1"/></text:p>
            </office:annotation>
            <text:p>8</text:p>
          </table:table-cell>
          <table:table-cell office:value-type="float" office:value="10">
            <office:annotation draw:style-name="gr11" draw:text-style-name="P2" svg:width="2.2134in" svg:height="0.3039in" svg:x="7.5402in" svg:y="0.4508in" draw:caption-point-x="-7.5402in" draw:caption-point-y="-0.4508in">
              <dc:date>2007-05-28T00:00:00</dc:date>
              <text:p text:style-name="P1"><text:span text:style-name="T1">Overuse of @author tags :-)</text:span></text:p>
            </office:annotation>
            <text:p>10</text:p>
          </table:table-cell>
          <table:table-cell office:value-type="float" office:value="7">
            <office:annotation draw:style-name="gr13" draw:text-style-name="P2" svg:width="3.4752in" svg:height="1.1677in" svg:x="8.3575in" svg:y="0.3669in" draw:caption-point-x="-8.3575in" draw:caption-point-y="-0.3669in">
              <dc:date>2007-05-28T00:00:00</dc:date>
              <text:p text:style-name="P1"><text:span text:style-name="T1">Tests must be in same packages as tested classes</text:span></text:p>
              <text:p text:style-name="P1"><text:span text:style-name="T1">Not pure unit tests - access database (will fail if down)</text:span></text:p>
              <text:p text:style-name="P1"><text:span text:style-name="T1">Unneeded fail() calls in case of exceptions (just pass them through)</text:span></text:p>
              <text:p text:style-name="P1"><text:span text:style-name="T1">No contract tests for interfaces (because they are not used?)</text:span></text:p>
              <text:p text:style-name="P2"><text:span text:style-name="T1"/></text:p>
            </office:annotation>
            <text:p>7</text:p>
          </table:table-cell>
          <table:table-cell table:formula="oooc:=SUM([.D2:.I2])*5/6*[.C2]" office:value-type="float" office:value="33.2916666666667">
            <text:p>3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/>
          <table:table-cell table:number-columns-repeated="6"/>
          <table:table-cell table:formula="oooc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/>
          <table:table-cell table:number-columns-repeated="6"/>
          <table:table-cell table:formula="oooc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 office:value-type="percentage" office:value="0.85">
            <office:annotation draw:style-name="gr3" draw:text-style-name="P2" svg:width="4.2965in" svg:height="1.0122in" svg:x="3.0157in" svg:y="1.4244in" draw:caption-point-x="-3.0157in" draw:caption-point-y="-1.4244in">
              <dc:date>2007-05-28T00:00:00</dc:date>
              <text:p text:style-name="P1"><text:span text:style-name="T1">Program is 100% interactive, where are command-line parameters?</text:span></text:p>
              <text:p text:style-name="P1"><text:span text:style-name="T1">Console output not user-friendly</text:span></text:p>
              <text:p text:style-name="P1"><text:span text:style-name="T1">Date of birth format is different when loading from different sources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No way to select the desired competition in the Database</text:span></text:p>
            </office:annotation>
            <text:p>85%</text:p>
          </table:table-cell>
          <table:table-cell office:value-type="float" office:value="6">
            <office:annotation draw:style-name="gr3" draw:text-style-name="P2" svg:width="3.3559in" svg:height="1.0122in" svg:x="3.9047in" svg:y="1.4244in" draw:caption-point-x="-3.9047in" draw:caption-point-y="-1.4244in">
              <dc:date>2007-05-28T00:00:00</dc:date>
              <text:p text:style-name="P1"><text:span text:style-name="T1">Sportman – Comparable (not null-safe)</text:span></text:p>
              <text:p text:style-name="P1"><text:span text:style-name="T1">Empty strings as default values are a bad idea</text:span></text:p>
              <text:p text:style-name="P1"><text:span text:style-name="T1">All fields are package access</text:span></text:p>
              <text:p text:style-name="P1"><text:span text:style-name="T1">dateOfBirth must be Date, not String</text:span></text:p>
              <text:p text:style-name="P1"><text:span text:style-name="T1">Includes calculation logic (calculateAndStoreSportmanScore)</text:span></text:p>
            </office:annotation>
            <text:p>6</text:p>
          </table:table-cell>
          <table:table-cell office:value-type="float" office:value="2">
            <office:annotation draw:style-name="gr6" draw:text-style-name="P2" svg:width="3.6768in" svg:height="1.4787in" svg:x="4.7941in" svg:y="1.4244in" draw:caption-point-x="-4.7941in" draw:caption-point-y="-1.4244in">
              <dc:date>2007-05-28T00:00:00</dc:date>
              <text:p text:style-name="P1"><text:span text:style-name="T1">DecathlonPoints is an enum</text:span></text:p>
              <text:p text:style-name="P1"><text:span text:style-name="T1">Overall design is not object-oriented (overuse of static methods)</text:span></text:p>
              <text:p text:style-name="P1"><text:span text:style-name="T1">Even static fields!!!</text:span></text:p>
              <text:p text:style-name="P1"><text:span text:style-name="T1">Lots of duplication in IO classes</text:span></text:p>
              <text:p text:style-name="P1"><text:span text:style-name="T1">All input/output formats hardcoded, no common interface</text:span></text:p>
              <text:p text:style-name="P1"><text:span text:style-name="T1">UI and program logic mixed</text:span></text:p>
              <text:p text:style-name="P2"><text:span text:style-name="T1"/></text:p>
            </office:annotation>
            <text:p>2</text:p>
          </table:table-cell>
          <table:table-cell office:value-type="float" office:value="6">
            <office:annotation draw:style-name="gr8" draw:text-style-name="P2" svg:width="3.7913in" svg:height="1.0067in" svg:x="5.6831in" svg:y="1.4244in" draw:caption-point-x="-5.6831in" draw:caption-point-y="-1.4244in">
              <dc:date>2007-05-28T00:00:00</dc:date>
              <text:p text:style-name="P1"><text:span text:style-name="T1">Insufficient collections API knowlegde</text:span></text:p>
              <text:p text:style-name="P1"><text:span text:style-name="T1">enum.values() overuse (very little normal enum usage)</text:span></text:p>
              <text:p text:style-name="P1"><text:span text:style-name="T1">BufferedReader is created for each read</text:span></text:p>
              <text:p text:style-name="P1"><text:span text:style-name="T1">File existence check via BufferedInputStream</text:span></text:p>
              <text:p text:style-name="P1"><text:span text:style-name="T1">DOM usage for XML generation</text:span></text:p>
            </office:annotation>
            <text:p>6</text:p>
          </table:table-cell>
          <table:table-cell office:value-type="float" office:value="6">
            <office:annotation draw:style-name="gr10" draw:text-style-name="P2" svg:width="2.6126in" svg:height="0.5874in" svg:x="6.572in" svg:y="1.4244in" draw:caption-point-x="-6.572in" draw:caption-point-y="-1.4244in">
              <dc:date>2007-05-28T00:00:00</dc:date>
              <text:p text:style-name="P1"><text:span text:style-name="T1">Many empty catch blocks</text:span></text:p>
              <text:p text:style-name="P1"><text:span text:style-name="T1">No clear separation of code and error handling</text:span></text:p>
            </office:annotation>
            <text:p>6</text:p>
          </table:table-cell>
          <table:table-cell office:value-type="float" office:value="7">
            <office:annotation draw:style-name="gr12" draw:text-style-name="P2" svg:width="2.9441in" svg:height="1.0122in" svg:x="7.461in" svg:y="1.4244in" draw:caption-point-x="-7.461in" draw:caption-point-y="-1.4244in">
              <dc:date>2007-05-28T00:00:00</dc:date>
              <text:p text:style-name="P1"><text:span text:style-name="T1">All publics are documented</text:span></text:p>
              <text:p text:style-name="P1"><text:span text:style-name="T1">Method parameters and exceptions not documented in most cases</text:span></text:p>
              <text:p text:style-name="P1"><text:span text:style-name="T1">@param declarations are invalid for classes</text:span></text:p>
              <text:p text:style-name="P1"><text:span text:style-name="T1">Fields must have their own javadoc</text:span></text:p>
              <text:p text:style-name="P2"><text:span text:style-name="T1"/></text:p>
            </office:annotation>
            <text:p>7</text:p>
          </table:table-cell>
          <table:table-cell office:value-type="float" office:value="3">
            <office:annotation draw:style-name="gr14" draw:text-style-name="P2" svg:width="2.0063in" svg:height="0.8567in" svg:x="8.1402in" svg:y="1.289in" draw:caption-point-x="-8.1402in" draw:caption-point-y="-1.289in">
              <dc:date>2007-05-28T00:00:00</dc:date>
              <text:p text:style-name="P1"><text:span text:style-name="T1">Useless getter/setter testing</text:span></text:p>
              <text:p text:style-name="P1"><text:span text:style-name="T1">Useless assertion messages</text:span></text:p>
              <text:p text:style-name="P1"><text:span text:style-name="T1">Too verbose</text:span></text:p>
              <text:p text:style-name="P1"><text:span text:style-name="T1">Very low coverage</text:span></text:p>
              <text:p text:style-name="P1"><text:span text:style-name="T1">Main logic is not tested at all</text:span></text:p>
            </office:annotation>
            <text:p>3</text:p>
          </table:table-cell>
          <table:table-cell table:formula="oooc:=SUM([.D12:.I12])*5/6*[.C12]" office:value-type="float" office:value="21.25">
            <text:p>21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/>
          <table:table-cell table:number-columns-repeated="6"/>
          <table:table-cell table:formula="oooc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/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 table:number-rows-repeated="9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  <number:text>.</number:text>
      <number:month number:style="long"/>
      <number:text>.</number:text>
      <number:year number:style="long"/>
    </number:date-style>
    <number:date-style style:name="N109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2">06/02/2007</text:date>, <text:time>22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</meta:initial-creator>
    <meta:creation-date>2007-05-27T21:27:51</meta:creation-date>
    <dc:creator>Anton</dc:creator>
    <dc:date>2007-06-02T22:32:20</dc:date>
    <dc:language>en-US</dc:language>
    <meta:editing-cycles>39</meta:editing-cycles>
    <meta:editing-duration>P1DT12H39M55S</meta:editing-duration>
    <meta:user-defined meta:name="Info 1"/>
    <meta:user-defined meta:name="Info 2"/>
    <meta:user-defined meta:name="Info 3"/>
    <meta:user-defined meta:name="Info 4"/>
    <meta:document-statistic meta:table-count="2" meta:cell-count="298"/>
  </office:meta>
</office:document-meta>
</file>